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c95" officeooo:paragraph-rsid="00018c95"/>
    </style:style>
    <style:style style:name="P2" style:family="paragraph" style:parent-style-name="Standard">
      <style:text-properties fo:font-size="10pt" fo:font-style="italic" officeooo:rsid="00018c95" officeooo:paragraph-rsid="00018c95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fo:font-style="italic" officeooo:rsid="0002ba6c" officeooo:paragraph-rsid="0002ba6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fo:font-style="italic" fo:font-weight="bold" officeooo:rsid="00018c95" officeooo:paragraph-rsid="00018c95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fo:font-size="10pt" fo:font-style="italic" fo:font-weight="bold" officeooo:rsid="0002ba6c" officeooo:paragraph-rsid="0002ba6c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size="10pt" fo:font-style="italic" fo:font-weight="normal" officeooo:rsid="0002ba6c" officeooo:paragraph-rsid="0002ba6c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fo:font-size="12pt" fo:font-style="normal" officeooo:rsid="00018c95" officeooo:paragraph-rsid="00018c95" style:font-size-asian="12pt" style:font-style-asian="normal" style:font-size-complex="12pt" style:font-style-complex="normal"/>
    </style:style>
    <style:style style:name="P8" style:family="paragraph" style:parent-style-name="Standard">
      <style:text-properties officeooo:rsid="0002ba6c" officeooo:paragraph-rsid="0002ba6c"/>
    </style:style>
    <style:style style:name="P9" style:family="paragraph" style:parent-style-name="Standard">
      <style:text-properties officeooo:rsid="0002d48a" officeooo:paragraph-rsid="0002d48a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2ba6c" officeooo:paragraph-rsid="0002ba6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officeooo:rsid="0002ba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 order to set the root directory for our server, we needed to change several .config files to designate them accordingly. All edits are done with the vi editor.</text:p>
      <text:p text:style-name="P7"/>
      <text:p text:style-name="P2">#ServerName www.example.com</text:p>
      <text:p text:style-name="P2"/>
      <text:p text:style-name="P2">ServerAdmin webmaster@localhost</text:p>
      <text:p text:style-name="P4">DocumentRoot /var/www/html/CSCI499/</text:p>
      <text:p text:style-name="P2"/>
      <text:p text:style-name="P1"><text:span text:style-name="T1"># Available loglevels: trace8, ..., trace1, debug, info, notice, warn,</text:span></text:p>
      <text:p text:style-name="P1"/>
      <text:p text:style-name="P1">In /etc/apache2/sites-available/ we found and changed the DocumentRoot in 000-default.conf. Originally the root was commented out, but we changed it to /<text:span text:style-name="T2">var/www/html/CSCI499/HTML.</text:span></text:p>
      <text:p text:style-name="P8">When we tried testing our pages, our CSS wouldn’t load, i.e our html &lt;link&gt;s weren’t successful.</text:p>
      <text:p text:style-name="P8">So, upon further research and talking with Professor Dijkstra, we learned that the DocumentRoot in apache servers are the highest level any user can reach; and, having our CSS in another directory on the same level as /HTML/, our links weren’t reaching anywhere.</text:p>
      <text:p text:style-name="P10"/>
      <text:p text:style-name="P8"/>
      <text:p text:style-name="P3"># This is the main Apache server configuration file. <text:s/>It contains the</text:p>
      <text:p text:style-name="P3"># configuration directives that give the server its instructions.</text:p>
      <text:p text:style-name="P3"># See http://httpd.apache.org/docs/2.4/ for detailed information about</text:p>
      <text:p text:style-name="P3"># the directives and /usr/share/doc/apache2/README.Debian about Debian specific</text:p>
      <text:p text:style-name="P3"># hints.</text:p>
      <text:p text:style-name="P3">#</text:p>
      <text:p text:style-name="P3">…</text:p>
      <text:p text:style-name="P3">#</text:p>
      <text:p text:style-name="P3"># Sets the default security model of the Apache2 HTTPD server. It does</text:p>
      <text:p text:style-name="P3"># not allow access to the root filesystem outside of /usr/share and /var/www.</text:p>
      <text:p text:style-name="P3"># The former is used by web applications packaged in Debian,</text:p>
      <text:p text:style-name="P3"># the latter may be used for local directories served by the web server. If</text:p>
      <text:p text:style-name="P3"># your system is serving content from a sub-directory in /srv you must allow</text:p>
      <text:p text:style-name="P3"># access here, or in any related virtual host.</text:p>
      <text:p text:style-name="P3">&lt;Directory /&gt;</text:p>
      <text:p text:style-name="P3"><text:s text:c="8"/>Options FollowSymLinks</text:p>
      <text:p text:style-name="P3"><text:s text:c="8"/>AllowOverride None</text:p>
      <text:p text:style-name="P3"><text:s text:c="8"/>Require all denied</text:p>
      <text:p text:style-name="P3">&lt;/Directory&gt;</text:p>
      <text:p text:style-name="P3"/>
      <text:p text:style-name="P6">&lt;Directory /usr/share/&gt;</text:p>
      <text:p text:style-name="P3"><text:s text:c="8"/>AllowOverride None</text:p>
      <text:p text:style-name="P3"><text:s text:c="8"/>Require all granted</text:p>
      <text:p text:style-name="P3">&lt;/Directory&gt;</text:p>
      <text:p text:style-name="P3"/>
      <text:p text:style-name="P5">&lt;Directory /var/www/html/CSCI499/&gt;</text:p>
      <text:p text:style-name="P3"><text:s text:c="8"/>Options Indexes FollowSymLinks</text:p>
      <text:p text:style-name="P3"><text:s text:c="8"/>AllowOverride None</text:p>
      <text:p text:style-name="P3"><text:s text:c="8"/>Require all granted</text:p>
      <text:p text:style-name="P3">&lt;/Directory&gt;</text:p>
      <text:p text:style-name="P8"/>
      <text:p text:style-name="P9">We also had to change a few things in apache2.conf (the main config file Apache servers look at): in order to tell our server that pages are located in /var/www/html/ we needed to add our own extension (/CSCI499/) to the path. Apache servers look in two locations for user files, in /var/www/html/ and in /usr/share/. Apache recommended placing files in /var/www/ so that is what we did. If we were to <text:soft-page-break/>add files into /usr/share, we will need to add our own extension to the line that read “&lt;Directory /usr/share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5:55:55.607959351</meta:creation-date>
    <dc:date>2016-11-22T16:36:54.536553637</dc:date>
    <meta:editing-duration>PT1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361" meta:character-count="2405" meta:non-whitespace-character-count="2016"/>
  </office:meta>
</office:document-meta>
</file>